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Index_20_Heading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paragraph-properties fo:text-align="justify" style:justify-single-word="false"/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master-page-name="">
      <style:paragraph-properties style:page-number="auto">
        <style:drop-cap style:lines="3" style:style-name="Drop_20_Caps"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3c_Pagedetitre_5f_adbib_3e_">LES</text:p>
      <text:p text:style-name="_3c_Pagedetitre_5f_adbib_3e_"><text:span text:style-name="T1">HEVRES</text:span><text:line-break/><text:span text:style-name="T2">PERDVES</text:span><text:line-break/>D’UN CAVALIER<text:line-break/>FRANCOIS.<text:line-break/><text:line-break/><text:line-break/><text:span text:style-name="T3">Reueuës, corrigées, &amp; augmentées<text:line-break/>par L’AUTEVR.</text:span><text:line-break/><text:line-break/><text:line-break/><text:span text:style-name="T4">Dans lequel les esprits melancoliques<text:line-break/>trouveront des remedes propres<text:line-break/>pour dissiper cette fascheuse<text:line-break/>humeur.</text:span><text:span text:style-name="T6"><text:line-break/><text:line-break/></text:span><text:span text:style-name="T7">A PARIS,<text:line-break/></text:span><text:span text:style-name="T5">Chez PIERRE BIENFAICT, devant<text:line-break/>la Saincte Chapelle, à l’Image<text:line-break/>S. Pierre.</text:span><text:span text:style-name="T7"><text:line-break/><text:line-break/></text:span><text:span text:style-name="T8">M. DC. LXII.</text:span></text:p>
      <text:p text:style-name="P4"/>
      <text:p text:style-name="P1"/>
      <text:p text:style-name="P1">f. aijr</text:p>
      <text:p text:style-name="P1"/>
      <text:h text:style-name="P3" text:outline-level="1">A<text:line-break/>LA BELLE<text:line-break/>QUE I’AYME<text:line-break/>MIEUX, NY QUE<text:line-break/>mon coeur, ny que<text:line-break/>mes yeux.</text:h>
      <text:p text:style-name="P2"/>
      <text:p text:style-name="P7"><text:span text:style-name="Drop_20_Caps"><text:span text:style-name="T9">M</text:span></text:span><text:span text:style-name="T6">ADAME,<text:line-break/>Ie n’estime point d’heures</text:span></text:p>
      <text:p text:style-name="P2">plus perdües que celles qu’on laisse</text:p>
      <text:p text:style-name="P2">passer sans rien faire. C’est pourquoy</text:p>
      <text:p text:style-name="P2">encore que ce Messager porte ce tiltre</text:p>
      <text:p text:style-name="P2">sur le front, n’estimez pourtant pas</text:p>
      <text:p text:style-name="P2">que luy ayant commandé de voir le </text:p>
      <text:p text:style-name="P2">iour sous l’adveu de vostre beau nom,</text:p>
      <text:p text:style-name="P2">ie les aye inutilement coulées le met-</text:p>
      <text:p text:style-name="P2">tant au monde. La cause seule qui me </text:p>
      <text:p text:style-name="P2">la fait qualifier de la sorte, est que ie</text:p>
      <text:p text:style-name="P2"/>
      <text:p text:style-name="P2">f. aijv</text:p>
      <text:p text:style-name="P2">tiens tout le temps auquel ie ne iouys</text:p>
      <text:p text:style-name="P2">point des douceurs de vostre presence</text:p>
      <text:p text:style-name="P2">pour perdu. Et celuy mesmes que i’ay </text:p>
      <text:p text:style-name="P2">emplyé à faire viure ce liuret, si ce</text:p>
      <text:p text:style-name="P2">n’est que vous y rencontriez quelque</text:p>
      <text:p text:style-name="P2">gaillardise qui vous fasse rire. Car ce-</text:p>
      <text:p text:style-name="P2">la arrivant, ie croiray non seulement </text:p>
      <text:p text:style-name="P2">les heures, mais les iours heureux, </text:p>
      <text:p text:style-name="P2">que i’ay donnez à cet ouvrage ; &amp; si</text:p>
      <text:p text:style-name="P2">le contentement que vous prendrez en </text:p>
      <text:p text:style-name="P2">y voyant les gentilles aduentures de </text:p>
      <text:p text:style-name="P2">quelques Amants, r’adoucit vostre </text:p>
      <text:p text:style-name="P2">courage à m’en faire gouster de sem-</text:p>
      <text:p text:style-name="P2">blables, i’estimeray ces heures si</text:p>
      <text:p text:style-name="P2">agreables, qu’au lieu de les nom-</text:p>
      <text:p text:style-name="P2"><text:soft-page-break/>mer perduës, ie les appelleray cheres, </text:p>
      <text:p text:style-name="P2">&amp; bien-aymées, puis que la libre</text:p>
      <text:p text:style-name="P2">possession de vos bonnes graces, est la</text:p>
      <text:p text:style-name="P2">chose la plus aymable que reconnoisse</text:p>
      <text:p text:style-name="P2">en ce monde, </text:p>
      <text:p text:style-name="Text_20_body"/>
      <text:p text:style-name="Text_20_body"><text:tab/><text:span text:style-name="T6">MADAME,</text:span></text:p>
      <text:p text:style-name="P2"><text:tab/><text:tab/><text:tab/><text:tab/>Vostre tres humble</text:p>
      <text:p text:style-name="P2"><text:tab/><text:tab/><text:tab/><text:tab/>seruiteur, R.D.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fo:text-align="center" style:justify-single-word="false" fo:background-color="transparent">
        <style:background-image/>
      </style:paragraph-properties>
      <style:text-properties fo:color="#330099" style:font-name="Goudy Old Style" fo:font-size="115%" fo:font-weight="bold" style:font-size-asian="130%" style:font-weight-asian="bold" style:font-size-complex="130%" style:font-weight-complex="normal"/>
    </style:style>
    <style:style style:name="Drop_20_Caps" style:display-name="Drop Caps" style:family="text">
      <style:text-properties fo:color="#ffffff" fo:font-size="200%" fo:background-color="#330066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37:50.77</meta:creation-date>
    <dc:date>2019-05-24T12:15:57.72</dc:date>
    <dc:creator>Jeanne Bineau</dc:creator>
    <meta:editing-duration>PT59M39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3" meta:paragraph-count="38" meta:word-count="259" meta:character-count="1498"/>
  </office:meta>
</office:document-meta>
</file>